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RUIT BEARING (15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RUIT BEARING (15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ymbols (15:1, 5a-5b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symbols (15:1, 5a-5b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Son is the true vine (15:1a, 5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ather is the gardener (15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believer is the branch (15:5b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FRUIT BEARING (15:1-8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symbols (15:1, 5a-5b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steps (15:2-4, 5c-6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steps (15:2-4, 5c-6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We must submit to pruning by the Father (15:2-3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We must abide in the Son (15:4, 5c-6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RUIT BEARING (15:1-8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symbols (15:1, 5a-5b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steps (15:2-4, 5c-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success (15:7-8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success (15:7-8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It results in bountiful fruit (15:7-8a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It results in glorifying the Father (15:8b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FRUIT BEARING (15:1-8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symbols (15:1, 5a-5b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steps (15:2-4, 5c-6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success (15:7-8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JOHN 15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FRUIT BEARING (15:1-8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LOVING (15:9-17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-title-Title-Slide" presentation:presentation-page-layout-name="Master1-PPL1" draw:id="Slide-265">
        <draw:frame draw:id="id101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LOVING (15:9-17)<text:s text:c="1"/></text:span><text:span text:style-name="a566" text:class-names=""/></text:p>
          </draw:text-box>
          <svg:title/>
          <svg:desc/>
        </draw:frame>
        <draw:frame draw:id="id102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The priority (15:9-12)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priority (15:9-12)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Father loves the Son (15:9b, 10b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Son loves the believer (15:9a, 10a, 11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believer is to love other believers (15:12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LOVING (15:9-17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priority (15:9-1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proof (15:13-15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proof (15:13-15)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What Jesus will do for his disciples (15:13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What Jesus now does for his disciples (15:14-15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LOVING (15:9-17)<text:s text:c="1"/></text:span><text:span text:style-name="a624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priority (15:9-1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proof (15:13-15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promises (15:16-17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promises (15:16-17)<text:s text:c="1"/>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Our branches will bear permanent fruit (15:16a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Our prayers will be answered (15:16b-17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LOVING (15:9-17)<text:s text:c="1"/></text:span><text:span text:style-name="a657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priority (15:9-12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proof (15:13-15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promises (15:16-17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JOHN 15</text:span><text:span text:style-name="a675" text:class-names=""/></text:p>
          </draw:text-box>
          <svg:title/>
          <svg:desc/>
        </draw:frame>
        <draw:frame draw:id="id116" presentation:style-name="a690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FRUIT BEARING (15:1-8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LOVING (15:9-17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SUFFERING (15:18-2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8" draw:style-name="a691" draw:master-page-name="Master1-Layout1-title-Title-Slide" presentation:presentation-page-layout-name="Master1-PPL1" draw:id="Slide-273">
        <draw:frame draw:id="id117" presentation:style-name="a695" draw:name="Title 1" svg:x="1.38in" svg:y="0.83in" svg:width="10.3in" svg:height="4.42in" presentation:class="title" presentation:placeholder="false">
          <draw:text-box>
            <text:p text:style-name="a694" text:class-names="" text:cond-style-name=""><text:span text:style-name="a692" text:class-names="">SUFFERING (15:18-25)<text:s text:c="1"/></text:span><text:span text:style-name="a693" text:class-names=""/></text:p>
          </draw:text-box>
          <svg:title/>
          <svg:desc/>
        </draw:frame>
        <draw:frame draw:id="id118" presentation:style-name="a700" draw:name="Subtitle 2" svg:x="1.38in" svg:y="5.25in" svg:width="10.3in" svg:height="1.85in" presentation:class="subtitle" presentation:placeholder="false">
          <draw:text-box>
            <text:p text:style-name="a697" text:class-names="" text:cond-style-name=""><text:span text:style-name="a696" text:class-names=""><text:s text:c="1"/>The facts (15:18-24)<text:s text:c="1"/></text:span></text:p>
            <text:p text:style-name="a699" text:class-names="" text:cond-style-name=""><text:span text:style-name="a698" text:class-names=""/></text:p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The facts (15:18-24)<text:s text:c="1"/></text:span><text:span text:style-name="a703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All Christians will be hated because Christ was hated (15:18-19).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No servant is greater than his master (15:20-21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reason for this hatred is Jesus' fearless preaching against sin (15:22-24).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SUFFERING (15:18-25)<text:s text:c="1"/></text:span><text:span text:style-name="a721" text:class-names=""/></text:p>
          </draw:text-box>
          <svg:title/>
          <svg:desc/>
        </draw:frame>
        <draw:frame draw:id="id122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facts (15:18-2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foretelling (15:25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1" draw:style-name="a734" draw:master-page-name="Master1-Layout12-tx-Title-and-Text" presentation:presentation-page-layout-name="Master1-PPL12" draw:id="Slide-276">
        <draw:frame draw:id="id123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JOHN 15</text:span><text:span text:style-name="a736" text:class-names=""/></text:p>
          </draw:text-box>
          <svg:title/>
          <svg:desc/>
        </draw:frame>
        <draw:frame draw:id="id124" presentation:style-name="a754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FRUIT BEARING (15:1-8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LOVING (15:9-17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SUFFERING (15:18-25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WITNESSING (15:26-27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2" draw:style-name="a755" draw:master-page-name="Master1-Layout12-tx-Title-and-Text" presentation:presentation-page-layout-name="Master1-PPL12" draw:id="Slide-277">
        <draw:frame draw:id="id125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WITNESSING (15:26-27):<text:s text:c="1"/></text:span><text:span text:style-name="a757" text:class-names=""/></text:p>
          </draw:text-box>
          <svg:title/>
          <svg:desc/>
        </draw:frame>
        <draw:frame draw:id="id126" presentation:style-name="a769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The Holy Spirit will soon witness to the disciples concerning the Savior (15:26).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disciples should then witness to the world concerning the Savior (15:27).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3" draw:style-name="a770" draw:master-page-name="Master1-Layout12-tx-Title-and-Text" presentation:presentation-page-layout-name="Master1-PPL12" draw:id="Slide-278">
        <draw:frame draw:id="id127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JOHN 15</text:span><text:span text:style-name="a772" text:class-names=""/></text:p>
          </draw:text-box>
          <svg:title/>
          <svg:desc/>
        </draw:frame>
        <draw:frame draw:id="id128" presentation:style-name="a790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FRUIT BEARING (15:1-8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LOVING (15:9-17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SUFFERING (15:18-2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WITNESSING (15:26-27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5</dc:title>
    <meta:initial-creator>David STRICKLAND</meta:initial-creator>
    <dc:creator>David STRICKLAND</dc:creator>
    <meta:creation-date>2020-02-22T17:33:58Z</meta:creation-date>
    <dc:date>2020-02-22T17:33:59Z</dc:date>
    <meta:template xlink:href="BibleStudy" xlink:type="simple"/>
    <meta:editing-cycles>1</meta:editing-cycles>
    <meta:editing-duration>PT0S</meta:editing-duration>
    <meta:document-statistic meta:paragraph-count="77" meta:word-count="525"/>
  </office:meta>
</office:document-meta>
</file>